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text-indent="1.27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T12_13" style:family="text">
      <style:text-properties style:font-name="Verdana" fo:font-size="12pt" style:font-name-asian="Verdana" style:font-size-asian="12pt" style:font-name-complex="Verdana" style:font-size-complex="12pt"/>
    </style:style>
    <style:style style:name="T12_14" style:family="text">
      <style:text-properties style:font-name="Verdana" fo:font-size="12pt" style:font-name-asian="Verdana" style:font-size-asian="12pt" style:font-name-complex="Verdana" style:font-size-complex="12pt"/>
    </style:style>
    <style:style style:name="T12_15" style:family="text">
      <style:text-properties style:font-name="Verdana" fo:font-size="12pt" style:font-name-asian="Verdana" style:font-size-asian="12pt" style:font-name-complex="Verdana" style:font-size-complex="12pt"/>
    </style:style>
    <style:style style:name="T12_16" style:family="text">
      <style:text-properties style:font-name="Verdana" fo:font-size="12pt" style:font-name-asian="Verdana" style:font-size-asian="12pt" style:font-name-complex="Verdana" style:font-size-complex="12pt"/>
    </style:style>
    <style:style style:name="T12_17" style:family="text">
      <style:text-properties style:font-name="Verdana" fo:font-size="12pt" style:font-name-asian="Verdana" style:font-size-asian="12pt" style:font-name-complex="Verdana" style:font-size-complex="12pt"/>
    </style:style>
    <style:style style:name="T12_18" style:family="text">
      <style:text-properties style:font-name="Verdana" fo:font-size="12pt" style:font-name-asian="Verdana" style:font-size-asian="12pt" style:font-name-complex="Verdana" style:font-size-complex="12pt"/>
    </style:style>
    <style:style style:name="T12_19" style:family="text">
      <style:text-properties style:font-name="Verdana" fo:font-size="12pt" style:font-name-asian="Verdana" style:font-size-asian="12pt" style:font-name-complex="Verdana" style:font-size-complex="12pt"/>
    </style:style>
    <style:style style:name="T12_20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T13_13" style:family="text">
      <style:text-properties style:font-name="Verdana" fo:font-size="12pt" style:font-name-asian="Verdana" style:font-size-asian="12pt" style:font-name-complex="Verdana" style:font-size-complex="12pt"/>
    </style:style>
    <style:style style:name="T13_14" style:family="text">
      <style:text-properties style:font-name="Verdana" fo:font-size="12pt" style:font-name-asian="Verdana" style:font-size-asian="12pt" style:font-name-complex="Verdana" style:font-size-complex="12pt"/>
    </style:style>
    <style:style style:name="T13_15" style:family="text">
      <style:text-properties style:font-name="Verdana" fo:font-size="12pt" style:font-name-asian="Verdana" style:font-size-asian="12pt" style:font-name-complex="Verdana" style:font-size-complex="12pt"/>
    </style:style>
    <style:style style:name="T13_16" style:family="text">
      <style:text-properties style:font-name="Verdana" fo:font-size="12pt" style:font-name-asian="Verdana" style:font-size-asian="12pt" style:font-name-complex="Verdana" style:font-size-complex="12pt"/>
    </style:style>
    <style:style style:name="T13_17" style:family="text">
      <style:text-properties style:font-name="Verdana" fo:font-size="12pt" style:font-name-asian="Verdana" style:font-size-asian="12pt" style:font-name-complex="Verdana" style:font-size-complex="12pt"/>
    </style:style>
    <style:style style:name="T13_18" style:family="text">
      <style:text-properties style:font-name="Verdana" fo:font-size="12pt" style:font-name-asian="Verdana" style:font-size-asian="12pt" style:font-name-complex="Verdana" style:font-size-complex="12pt"/>
    </style:style>
    <style:style style:name="T13_19" style:family="text">
      <style:text-properties style:font-name="Verdana" fo:font-size="12pt" style:font-name-asian="Verdana" style:font-size-asian="12pt" style:font-name-complex="Verdana" style:font-size-complex="12pt"/>
    </style:style>
    <style:style style:name="T13_20" style:family="text">
      <style:text-properties style:font-name="Verdana" fo:font-size="12pt" style:font-name-asian="Verdana" style:font-size-asian="12pt" style:font-name-complex="Verdana" style:font-size-complex="12pt"/>
    </style:style>
    <style:style style:name="T13_2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2" style:family="text">
      <style:text-properties style:font-name="Verdana" fo:font-size="12pt" style:font-name-asian="Verdana" style:font-size-asian="12pt" style:font-name-complex="Verdana" style:font-size-complex="12pt"/>
    </style:style>
    <style:style style:name="T13_23" style:family="text">
      <style:text-properties style:font-name="Verdana" fo:font-size="12pt" style:font-name-asian="Verdana" style:font-size-asian="12pt" style:font-name-complex="Verdana" style:font-size-complex="12pt"/>
    </style:style>
    <style:style style:name="T13_24" style:family="text">
      <style:text-properties style:font-name="Verdana" fo:font-size="12pt" style:font-name-asian="Verdana" style:font-size-asian="12pt" style:font-name-complex="Verdana" style:font-size-complex="12pt"/>
    </style:style>
    <style:style style:name="T13_25" style:family="text">
      <style:text-properties style:font-name="Verdana" fo:font-size="12pt" style:font-name-asian="Verdana" style:font-size-asian="12pt" style:font-name-complex="Verdana" style:font-size-complex="12pt"/>
    </style:style>
    <style:style style:name="T13_26" style:family="text">
      <style:text-properties style:font-name="Verdana" fo:font-size="12pt" style:font-name-asian="Verdana" style:font-size-asian="12pt" style:font-name-complex="Verdana" style:font-size-complex="12pt"/>
    </style:style>
    <style:style style:name="T13_27" style:family="text">
      <style:text-properties style:font-name="Verdana" fo:font-size="12pt" style:font-name-asian="Verdana" style:font-size-asian="12pt" style:font-name-complex="Verdana" style:font-size-complex="12pt"/>
    </style:style>
    <style:style style:name="T13_28" style:family="text">
      <style:text-properties style:font-name="Verdana" fo:font-size="12pt" style:font-name-asian="Verdana" style:font-size-asian="12pt" style:font-name-complex="Verdana" style:font-size-complex="12pt"/>
    </style:style>
    <style:style style:name="T13_29" style:family="text">
      <style:text-properties style:font-name="Verdana" fo:font-size="12pt" style:font-name-asian="Verdana" style:font-size-asian="12pt" style:font-name-complex="Verdana" style:font-size-complex="12pt"/>
    </style:style>
    <style:style style:name="T13_30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T14_9" style:family="text">
      <style:text-properties style:font-name="Verdana" fo:font-size="12pt" style:font-name-asian="Verdana" style:font-size-asian="12pt" style:font-name-complex="Verdana" style:font-size-complex="12pt"/>
    </style:style>
    <style:style style:name="T14_10" style:family="text">
      <style:text-properties style:font-name="Verdana" fo:font-size="12pt" style:font-name-asian="Verdana" style:font-size-asian="12pt" style:font-name-complex="Verdana" style:font-size-complex="12pt"/>
    </style:style>
    <style:style style:name="T14_11" style:family="text">
      <style:text-properties style:font-name="Verdana" fo:font-size="12pt" style:font-name-asian="Verdana" style:font-size-asian="12pt" style:font-name-complex="Verdana" style:font-size-complex="12pt"/>
    </style:style>
    <style:style style:name="T14_12" style:family="text">
      <style:text-properties style:font-name="Verdana" fo:font-size="12pt" style:font-name-asian="Verdana" style:font-size-asian="12pt" style:font-name-complex="Verdana" style:font-size-complex="12pt"/>
    </style:style>
    <style:style style:name="T14_13" style:family="text">
      <style:text-properties style:font-name="Verdana" fo:font-size="12pt" style:font-name-asian="Verdana" style:font-size-asian="12pt" style:font-name-complex="Verdana" style:font-size-complex="12pt"/>
    </style:style>
    <style:style style:name="T14_14" style:family="text">
      <style:text-properties style:font-name="Verdana" fo:font-size="12pt" style:font-name-asian="Verdana" style:font-size-asian="12pt" style:font-name-complex="Verdana" style:font-size-complex="12pt"/>
    </style:style>
    <style:style style:name="T14_15" style:family="text">
      <style:text-properties style:font-name="Verdana" fo:font-size="12pt" style:font-name-asian="Verdana" style:font-size-asian="12pt" style:font-name-complex="Verdana" style:font-size-complex="12pt"/>
    </style:style>
    <style:style style:name="T14_16" style:family="text">
      <style:text-properties style:font-name="Verdana" fo:font-size="12pt" style:font-name-asian="Verdana" style:font-size-asian="12pt" style:font-name-complex="Verdana" style:font-size-complex="12pt"/>
    </style:style>
    <style:style style:name="T14_17" style:family="text">
      <style:text-properties style:font-name="Verdana" fo:font-size="12pt" style:font-name-asian="Verdana" style:font-size-asian="12pt" style:font-name-complex="Verdana" style:font-size-complex="12pt"/>
    </style:style>
    <style:style style:name="T14_18" style:family="text">
      <style:text-properties style:font-name="Verdana" fo:font-size="12pt" style:font-name-asian="Verdana" style:font-size-asian="12pt" style:font-name-complex="Verdana" style:font-size-complex="12pt"/>
    </style:style>
    <style:style style:name="T14_19" style:family="text">
      <style:text-properties style:font-name="Verdana" fo:font-size="12pt" style:font-name-asian="Verdana" style:font-size-asian="12pt" style:font-name-complex="Verdana" style:font-size-complex="12pt"/>
    </style:style>
    <style:style style:name="T14_20" style:family="text">
      <style:text-properties style:font-name="Verdana" fo:font-size="12pt" style:font-name-asian="Verdana" style:font-size-asian="12pt" style:font-name-complex="Verdana" style:font-size-complex="12pt"/>
    </style:style>
    <style:style style:name="T14_2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2" style:family="text">
      <style:text-properties style:font-name="Verdana" fo:font-size="12pt" style:font-name-asian="Verdana" style:font-size-asian="12pt" style:font-name-complex="Verdana" style:font-size-complex="12pt"/>
    </style:style>
    <style:style style:name="T14_23" style:family="text">
      <style:text-properties style:font-name="Verdana" fo:font-size="12pt" style:font-name-asian="Verdana" style:font-size-asian="12pt" style:font-name-complex="Verdana" style:font-size-complex="12pt"/>
    </style:style>
    <style:style style:name="T14_24" style:family="text">
      <style:text-properties style:font-name="Verdana" fo:font-size="12pt" style:font-name-asian="Verdana" style:font-size-asian="12pt" style:font-name-complex="Verdana" style:font-size-complex="12pt"/>
    </style:style>
    <style:style style:name="T14_25" style:family="text">
      <style:text-properties style:font-name="Verdana" fo:font-size="12pt" style:font-name-asian="Verdana" style:font-size-asian="12pt" style:font-name-complex="Verdana" style:font-size-complex="12pt"/>
    </style:style>
    <style:style style:name="T14_26" style:family="text">
      <style:text-properties style:font-name="Verdana" fo:font-size="12pt" style:font-name-asian="Verdana" style:font-size-asian="12pt" style:font-name-complex="Verdana" style:font-size-complex="12pt"/>
    </style:style>
    <style:style style:name="T14_27" style:family="text">
      <style:text-properties style:font-name="Verdana" fo:font-size="12pt" style:font-name-asian="Verdana" style:font-size-asian="12pt" style:font-name-complex="Verdana" style:font-size-complex="12pt"/>
    </style:style>
    <style:style style:name="T14_28" style:family="text">
      <style:text-properties style:font-name="Verdana" fo:font-size="12pt" style:font-name-asian="Verdana" style:font-size-asian="12pt" style:font-name-complex="Verdana" style:font-size-complex="12pt"/>
    </style:style>
    <style:style style:name="T14_29" style:family="text">
      <style:text-properties style:font-name="Verdana" fo:font-size="12pt" style:font-name-asian="Verdana" style:font-size-asian="12pt" style:font-name-complex="Verdana" style:font-size-complex="12pt"/>
    </style:style>
    <style:style style:name="T14_30" style:family="text">
      <style:text-properties style:font-name="Verdana" fo:font-size="12pt" style:font-name-asian="Verdana" style:font-size-asian="12pt" style:font-name-complex="Verdana" style:font-size-complex="12pt"/>
    </style:style>
    <style:style style:name="T14_31" style:family="text">
      <style:text-properties style:font-name="Verdana" fo:font-size="12pt" style:font-name-asian="Verdana" style:font-size-asian="12pt" style:font-name-complex="Verdana" style:font-size-complex="12pt"/>
    </style:style>
    <style:style style:name="T14_3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3" style:family="text">
      <style:text-properties style:font-name="Verdana" fo:font-size="12pt" style:font-name-asian="Verdana" style:font-size-asian="12pt" style:font-name-complex="Verdana" style:font-size-complex="12pt"/>
    </style:style>
    <style:style style:name="T14_34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2" style:family="text">
      <style:text-properties style:font-name="Verdana" fo:font-size="12pt" style:font-name-asian="Verdana" style:font-size-asian="12pt" style:font-name-complex="Verdana" style:font-size-complex="12pt"/>
    </style:style>
    <style:style style:name="T16_23" style:family="text">
      <style:text-properties style:font-name="Verdana" fo:font-size="12pt" style:font-name-asian="Verdana" style:font-size-asian="12pt" style:font-name-complex="Verdana" style:font-size-complex="12pt"/>
    </style:style>
    <style:style style:name="T16_24" style:family="text">
      <style:text-properties style:font-name="Verdana" fo:font-size="12pt" style:font-name-asian="Verdana" style:font-size-asian="12pt" style:font-name-complex="Verdana" style:font-size-complex="12pt"/>
    </style:style>
    <style:style style:name="T16_25" style:family="text">
      <style:text-properties style:font-name="Verdana" fo:font-size="12pt" style:font-name-asian="Verdana" style:font-size-asian="12pt" style:font-name-complex="Verdana" style:font-size-complex="12pt"/>
    </style:style>
    <style:style style:name="T16_26" style:family="text">
      <style:text-properties style:font-name="Verdana" fo:font-size="12pt" style:font-name-asian="Verdana" style:font-size-asian="12pt" style:font-name-complex="Verdana" style:font-size-complex="12pt"/>
    </style:style>
    <style:style style:name="T16_27" style:family="text">
      <style:text-properties style:font-name="Verdana" fo:font-size="12pt" style:font-name-asian="Verdana" style:font-size-asian="12pt" style:font-name-complex="Verdana" style:font-size-complex="12pt"/>
    </style:style>
    <style:style style:name="T16_28" style:family="text">
      <style:text-properties style:font-name="Verdana" fo:font-size="12pt" style:font-name-asian="Verdana" style:font-size-asian="12pt" style:font-name-complex="Verdana" style:font-size-complex="12pt"/>
    </style:style>
    <style:style style:name="T16_29" style:family="text">
      <style:text-properties style:font-name="Verdana" fo:font-size="12pt" style:font-name-asian="Verdana" style:font-size-asian="12pt" style:font-name-complex="Verdana" style:font-size-complex="12pt"/>
    </style:style>
    <style:style style:name="T16_30" style:family="text">
      <style:text-properties style:font-name="Verdana" fo:font-size="12pt" style:font-name-asian="Verdana" style:font-size-asian="12pt" style:font-name-complex="Verdana" style:font-size-complex="12pt"/>
    </style:style>
    <style:style style:name="T16_31" style:family="text">
      <style:text-properties style:font-name="Verdana" fo:font-size="12pt" style:font-name-asian="Verdana" style:font-size-asian="12pt" style:font-name-complex="Verdana" style:font-size-complex="12pt"/>
    </style:style>
    <style:style style:name="T16_3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3" style:family="text">
      <style:text-properties style:font-name="Verdana" fo:font-size="12pt" style:font-name-asian="Verdana" style:font-size-asian="12pt" style:font-name-complex="Verdana" style:font-size-complex="12pt"/>
    </style:style>
    <style:style style:name="T16_34" style:family="text">
      <style:text-properties style:font-name="Verdana" fo:font-size="12pt" style:font-name-asian="Verdana" style:font-size-asian="12pt" style:font-name-complex="Verdana" style:font-size-complex="12pt"/>
    </style:style>
    <style:style style:name="T16_35" style:family="text">
      <style:text-properties style:font-name="Verdana" fo:font-size="12pt" style:font-name-asian="Verdana" style:font-size-asian="12pt" style:font-name-complex="Verdana" style:font-size-complex="12pt"/>
    </style:style>
    <style:style style:name="T16_36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7_26" style:family="text">
      <style:text-properties style:font-name="Verdana" fo:font-size="12pt" style:font-name-asian="Verdana" style:font-size-asian="12pt" style:font-name-complex="Verdana" style:font-size-complex="12pt"/>
    </style:style>
    <style:style style:name="T17_27" style:family="text">
      <style:text-properties style:font-name="Verdana" fo:font-size="12pt" style:font-name-asian="Verdana" style:font-size-asian="12pt" style:font-name-complex="Verdana" style:font-size-complex="12pt"/>
    </style:style>
    <style:style style:name="T17_28" style:family="text">
      <style:text-properties style:font-name="Verdana" fo:font-size="12pt" style:font-name-asian="Verdana" style:font-size-asian="12pt" style:font-name-complex="Verdana" style:font-size-complex="12pt"/>
    </style:style>
    <style:style style:name="T17_29" style:family="text">
      <style:text-properties style:font-name="Verdana" fo:font-size="12pt" style:font-name-asian="Verdana" style:font-size-asian="12pt" style:font-name-complex="Verdana" style:font-size-complex="12pt"/>
    </style:style>
    <style:style style:name="T17_30" style:family="text">
      <style:text-properties style:font-name="Verdana" fo:font-size="12pt" style:font-name-asian="Verdana" style:font-size-asian="12pt" style:font-name-complex="Verdana" style:font-size-complex="12pt"/>
    </style:style>
    <style:style style:name="T17_31" style:family="text">
      <style:text-properties style:font-name="Verdana" fo:font-size="12pt" style:font-name-asian="Verdana" style:font-size-asian="12pt" style:font-name-complex="Verdana" style:font-size-complex="12pt"/>
    </style:style>
    <style:style style:name="T17_3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3" style:family="text">
      <style:text-properties style:font-name="Verdana" fo:font-size="12pt" style:font-name-asian="Verdana" style:font-size-asian="12pt" style:font-name-complex="Verdana" style:font-size-complex="12pt"/>
    </style:style>
    <style:style style:name="T17_34" style:family="text">
      <style:text-properties style:font-name="Verdana" fo:font-size="12pt" style:font-name-asian="Verdana" style:font-size-asian="12pt" style:font-name-complex="Verdana" style:font-size-complex="12pt"/>
    </style:style>
    <style:style style:name="T17_35" style:family="text">
      <style:text-properties style:font-name="Verdana" fo:font-size="12pt" style:font-name-asian="Verdana" style:font-size-asian="12pt" style:font-name-complex="Verdana" style:font-size-complex="12pt"/>
    </style:style>
    <style:style style:name="T17_36" style:family="text">
      <style:text-properties style:font-name="Verdana" fo:font-size="12pt" style:font-name-asian="Verdana" style:font-size-asian="12pt" style:font-name-complex="Verdana" style:font-size-complex="12pt"/>
    </style:style>
    <style:style style:name="T17_37" style:family="text">
      <style:text-properties style:font-name="Verdana" fo:font-size="12pt" style:font-name-asian="Verdana" style:font-size-asian="12pt" style:font-name-complex="Verdana" style:font-size-complex="12pt"/>
    </style:style>
    <style:style style:name="T17_38" style:family="text">
      <style:text-properties style:font-name="Verdana" fo:font-size="12pt" style:font-name-asian="Verdana" style:font-size-asian="12pt" style:font-name-complex="Verdana" style:font-size-complex="12pt"/>
    </style:style>
    <style:style style:name="T17_39" style:family="text">
      <style:text-properties style:font-name="Verdana" fo:font-size="12pt" style:font-name-asian="Verdana" style:font-size-asian="12pt" style:font-name-complex="Verdana" style:font-size-complex="12pt"/>
    </style:style>
    <style:style style:name="T17_40" style:family="text">
      <style:text-properties style:font-name="Verdana" fo:font-size="12pt" style:font-name-asian="Verdana" style:font-size-asian="12pt" style:font-name-complex="Verdana" style:font-size-complex="12pt"/>
    </style:style>
    <style:style style:name="T17_41" style:family="text">
      <style:text-properties style:font-name="Verdana" fo:font-size="12pt" style:font-name-asian="Verdana" style:font-size-asian="12pt" style:font-name-complex="Verdana" style:font-size-complex="12pt"/>
    </style:style>
    <style:style style:name="T17_42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break-before="auto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margin-left="1.217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19_17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fo:text-indent="0cm" fo:margin-left="1.217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T20_20" style:family="text">
      <style:text-properties style:font-name="Verdana" fo:font-size="12pt" style:font-name-asian="Verdana" style:font-size-asian="12pt" style:font-name-complex="Verdana" style:font-size-complex="12pt"/>
    </style:style>
    <style:style style:name="T20_2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2" style:family="text">
      <style:text-properties style:font-name="Verdana" fo:font-size="12pt" style:font-name-asian="Verdana" style:font-size-asian="12pt" style:font-name-complex="Verdana" style:font-size-complex="12pt"/>
    </style:style>
    <style:style style:name="T20_23" style:family="text">
      <style:text-properties style:font-name="Verdana" fo:font-size="12pt" style:font-name-asian="Verdana" style:font-size-asian="12pt" style:font-name-complex="Verdana" style:font-size-complex="12pt"/>
    </style:style>
    <style:style style:name="T20_24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break-before="auto" fo:text-indent="0cm" fo:margin-left="1.217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21_13" style:family="text">
      <style:text-properties style:font-name="Verdana" fo:font-size="12pt" style:font-name-asian="Verdana" style:font-size-asian="12pt" style:font-name-complex="Verdana" style:font-size-complex="12pt"/>
    </style:style>
    <style:style style:name="T21_14" style:family="text">
      <style:text-properties style:font-name="Verdana" fo:font-size="12pt" style:font-name-asian="Verdana" style:font-size-asian="12pt" style:font-name-complex="Verdana" style:font-size-complex="12pt"/>
    </style:style>
    <style:style style:name="T21_15" style:family="text">
      <style:text-properties style:font-name="Verdana" fo:font-size="12pt" style:font-name-asian="Verdana" style:font-size-asian="12pt" style:font-name-complex="Verdana" style:font-size-complex="12pt"/>
    </style:style>
    <style:style style:name="T21_16" style:family="text">
      <style:text-properties style:font-name="Verdana" fo:font-size="12pt" style:font-name-asian="Verdana" style:font-size-asian="12pt" style:font-name-complex="Verdana" style:font-size-complex="12pt"/>
    </style:style>
    <style:style style:name="T21_17" style:family="text">
      <style:text-properties style:font-name="Verdana" fo:font-size="12pt" style:font-name-asian="Verdana" style:font-size-asian="12pt" style:font-name-complex="Verdana" style:font-size-complex="12pt"/>
    </style:style>
    <style:style style:name="T21_18" style:family="text">
      <style:text-properties style:font-name="Verdana" fo:font-size="12pt" style:font-name-asian="Verdana" style:font-size-asian="12pt" style:font-name-complex="Verdana" style:font-size-complex="12pt"/>
    </style:style>
    <style:style style:name="T21_19" style:family="text">
      <style:text-properties style:font-name="Verdana" fo:font-size="12pt" style:font-name-asian="Verdana" style:font-size-asian="12pt" style:font-name-complex="Verdana" style:font-size-complex="12pt"/>
    </style:style>
    <style:style style:name="T21_20" style:family="text">
      <style:text-properties style:font-name="Verdana" fo:font-size="12pt" style:font-name-asian="Verdana" style:font-size-asian="12pt" style:font-name-complex="Verdana" style:font-size-complex="12pt"/>
    </style:style>
    <style:style style:name="T21_2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2" style:family="text">
      <style:text-properties style:font-name="Verdana" fo:font-size="12pt" style:font-name-asian="Verdana" style:font-size-asian="12pt" style:font-name-complex="Verdana" style:font-size-complex="12pt"/>
    </style:style>
    <style:style style:name="T21_23" style:family="text">
      <style:text-properties style:font-name="Verdana" fo:font-size="12pt" style:font-name-asian="Verdana" style:font-size-asian="12pt" style:font-name-complex="Verdana" style:font-size-complex="12pt"/>
    </style:style>
    <style:style style:name="T21_24" style:family="text">
      <style:text-properties style:font-name="Verdana" fo:font-size="12pt" style:font-name-asian="Verdana" style:font-size-asian="12pt" style:font-name-complex="Verdana" style:font-size-complex="12pt"/>
    </style:style>
    <style:style style:name="T21_25" style:family="text">
      <style:text-properties style:font-name="Verdana" fo:font-size="12pt" style:font-name-asian="Verdana" style:font-size-asian="12pt" style:font-name-complex="Verdana" style:font-size-complex="12pt"/>
    </style:style>
    <style:style style:name="T21_26" style:family="text">
      <style:text-properties style:font-name="Verdana" fo:font-size="12pt" style:font-name-asian="Verdana" style:font-size-asian="12pt" style:font-name-complex="Verdana" style:font-size-complex="12pt"/>
    </style:style>
    <style:style style:name="T21_27" style:family="text">
      <style:text-properties style:font-name="Verdana" fo:font-size="12pt" style:font-name-asian="Verdana" style:font-size-asian="12pt" style:font-name-complex="Verdana" style:font-size-complex="12pt"/>
    </style:style>
    <style:style style:name="T21_28" style:family="text">
      <style:text-properties style:font-name="Verdana" fo:font-size="12pt" style:font-name-asian="Verdana" style:font-size-asian="12pt" style:font-name-complex="Verdana" style:font-size-complex="12pt"/>
    </style:style>
    <style:style style:name="T21_29" style:family="text">
      <style:text-properties style:font-name="Verdana" fo:font-size="12pt" style:font-name-asian="Verdana" style:font-size-asian="12pt" style:font-name-complex="Verdana" style:font-size-complex="12pt"/>
    </style:style>
    <style:style style:name="T21_30" style:family="text">
      <style:text-properties style:font-name="Verdana" fo:font-size="12pt" style:font-name-asian="Verdana" style:font-size-asian="12pt" style:font-name-complex="Verdana" style:font-size-complex="12pt"/>
    </style:style>
    <style:style style:name="T21_31" style:family="text">
      <style:text-properties style:font-name="Verdana" fo:font-size="12pt" style:font-name-asian="Verdana" style:font-size-asian="12pt" style:font-name-complex="Verdana" style:font-size-complex="12pt"/>
    </style:style>
    <style:style style:name="T21_3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3" style:family="text">
      <style:text-properties style:font-name="Verdana" fo:font-size="12pt" style:font-name-asian="Verdana" style:font-size-asian="12pt" style:font-name-complex="Verdana" style:font-size-complex="12pt"/>
    </style:style>
    <style:style style:name="T21_34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1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style:writing-mode="lr-tb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/text:p>
      <text:p text:style-name="P3"><text:span text:style-name="T3_1">Date</text:span><text:span text:style-name="T3_2">:<text:s/>23-04-12</text:span></text:p>
      <text:p text:style-name="P4"><text:span text:style-name="T4_1">Time</text:span><text:span text:style-name="T4_2">:<text:s/>14.20<text:s/>-<text:s/>14.55</text:span></text:p>
      <text:p text:style-name="P5"><text:span text:style-name="T5_1">Facilitator</text:span><text:span text:style-name="T5_2">:<text:s/></text:span><text:span text:style-name="T5_3">Anton</text:span><text:span text:style-name="T5_4"><text:s/></text:span><text:span text:style-name="T5_5">Lindgren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Timecounter</text:span><text:span text:style-name="T9_3"><text:s/></text:span><text:span text:style-name="T9_4">out</text:span><text:span text:style-name="T9_5"><text:s/></text:span><text:span text:style-name="T9_6">of</text:span><text:span text:style-name="T9_7"><text:s/></text:span><text:span text:style-name="T9_8">unit</text:span><text:span text:style-name="T9_9">.</text:span></text:p>
      <text:p text:style-name="P10"><text:span text:style-name="T10_1">Gameflow</text:span><text:span text:style-name="T10_2"><text:s/></text:span><text:span text:style-name="T10_3">implement</text:span><text:span text:style-name="T10_4"><text:s/></text:span><text:span text:style-name="T10_5">GUI</text:span><text:span text:style-name="T10_6">.<text:s/></text:span><text:span text:style-name="T10_7">Deadline</text:span><text:span text:style-name="T10_8"><text:s/></text:span><text:span text:style-name="T10_9">thursday</text:span><text:span text:style-name="T10_10"><text:s/>26/4</text:span></text:p>
      <text:p text:style-name="P11"><text:span text:style-name="T11_1">Reports</text:span><text:span text:style-name="T11_2"><text:s/>(15<text:s/></text:span><text:span text:style-name="T11_3">min</text:span><text:span text:style-name="T11_4">)</text:span></text:p>
      <text:p text:style-name="P12"><text:span text:style-name="T12_1">Collision</text:span><text:span text:style-name="T12_2"><text:s/></text:span><text:span text:style-name="T12_3">done</text:span><text:span text:style-name="T12_4"><text:s/></text:span><text:span text:style-name="T12_5">but</text:span><text:span text:style-name="T12_6"><text:s/></text:span><text:span text:style-name="T12_7">will</text:span><text:span text:style-name="T12_8"><text:s/></text:span><text:span text:style-name="T12_9">be</text:span><text:span text:style-name="T12_10"><text:s/></text:span><text:span text:style-name="T12_11">improved</text:span><text:span text:style-name="T12_12"><text:s/></text:span><text:span text:style-name="T12_13">upon</text:span><text:span text:style-name="T12_14"><text:s/></text:span><text:span text:style-name="T12_15">use</text:span><text:span text:style-name="T12_16"><text:s/></text:span><text:span text:style-name="T12_17">case</text:span><text:span text:style-name="T12_18"><text:s/></text:span><text:span text:style-name="T12_19">collide</text:span><text:span text:style-name="T12_20">.</text:span></text:p>
      <text:p text:style-name="P13"><text:span text:style-name="T13_1">Gameflow</text:span><text:span text:style-name="T13_2"><text:s/></text:span><text:span text:style-name="T13_3">done</text:span><text:span text:style-name="T13_4">.<text:s/></text:span><text:span text:style-name="T13_5">Will</text:span><text:span text:style-name="T13_6"><text:s/></text:span><text:span text:style-name="T13_7">be</text:span><text:span text:style-name="T13_8"><text:s/></text:span><text:span text:style-name="T13_9">improved</text:span><text:span text:style-name="T13_10"><text:s/></text:span><text:span text:style-name="T13_11">while</text:span><text:span text:style-name="T13_12"><text:s/></text:span><text:span text:style-name="T13_13">working</text:span><text:span text:style-name="T13_14"><text:s/></text:span><text:span text:style-name="T13_15">with</text:span><text:span text:style-name="T13_16"><text:s/></text:span><text:span text:style-name="T13_17">statistics</text:span><text:span text:style-name="T13_18"><text:s/></text:span><text:span text:style-name="T13_19">and</text:span><text:span text:style-name="T13_20"><text:s/></text:span><text:span text:style-name="T13_21">also</text:span><text:span text:style-name="T13_22"><text:s/></text:span><text:span text:style-name="T13_23">GUI</text:span><text:span text:style-name="T13_24"><text:s/></text:span><text:span text:style-name="T13_25">not</text:span><text:span text:style-name="T13_26"><text:s/></text:span><text:span text:style-name="T13_27">yet</text:span><text:span text:style-name="T13_28"><text:s/></text:span><text:span text:style-name="T13_29">implemented</text:span><text:span text:style-name="T13_30">.</text:span></text:p>
      <text:p text:style-name="P14"><text:span text:style-name="T14_1">Anton</text:span><text:span text:style-name="T14_2"><text:s/></text:span><text:span text:style-name="T14_3">not</text:span><text:span text:style-name="T14_4"><text:s/></text:span><text:span text:style-name="T14_5">yet</text:span><text:span text:style-name="T14_6"><text:s/></text:span><text:span text:style-name="T14_7">finished</text:span><text:span text:style-name="T14_8"><text:s/></text:span><text:span text:style-name="T14_9">with</text:span><text:span text:style-name="T14_10"><text:s/></text:span><text:span text:style-name="T14_11">his</text:span><text:span text:style-name="T14_12"><text:s/></text:span><text:span text:style-name="T14_13">parts</text:span><text:span text:style-name="T14_14"><text:s/></text:span><text:span text:style-name="T14_15">of</text:span><text:span text:style-name="T14_16"><text:s/></text:span><text:span text:style-name="T14_17">SDD</text:span><text:span text:style-name="T14_18">,<text:s/></text:span><text:span text:style-name="T14_19">will</text:span><text:span text:style-name="T14_20"><text:s/></text:span><text:span text:style-name="T14_21">be</text:span><text:span text:style-name="T14_22"><text:s/></text:span><text:span text:style-name="T14_23">done</text:span><text:span text:style-name="T14_24"><text:s/></text:span><text:span text:style-name="T14_25">and</text:span><text:span text:style-name="T14_26"><text:s/></text:span><text:span text:style-name="T14_27">uploaded</text:span><text:span text:style-name="T14_28"><text:s/></text:span><text:span text:style-name="T14_29">before</text:span><text:span text:style-name="T14_30"><text:s/></text:span><text:span text:style-name="T14_31">thursdays</text:span><text:span text:style-name="T14_32"><text:s/></text:span><text:span text:style-name="T14_33">meeting</text:span><text:span text:style-name="T14_34">.</text:span></text:p>
      <text:p text:style-name="P15"><text:span text:style-name="T15_1">Discussion</text:span><text:span text:style-name="T15_2"><text:s/></text:span><text:span text:style-name="T15_3">items</text:span><text:span text:style-name="T15_4"><text:s/>(35<text:s/></text:span><text:span text:style-name="T15_5">min</text:span><text:span text:style-name="T15_6">)</text:span></text:p>
      <text:p text:style-name="P16"><text:span text:style-name="T16_1">Rotation</text:span><text:span text:style-name="T16_2"><text:s/></text:span><text:span text:style-name="T16_3">on</text:span><text:span text:style-name="T16_4"><text:s/></text:span><text:span text:style-name="T16_5">model</text:span><text:span text:style-name="T16_6"><text:s/></text:span><text:span text:style-name="T16_7">is</text:span><text:span text:style-name="T16_8"><text:s/></text:span><text:span text:style-name="T16_9">a</text:span><text:span text:style-name="T16_10"><text:s/></text:span><text:span text:style-name="T16_11">little</text:span><text:span text:style-name="T16_12"><text:s/></text:span><text:span text:style-name="T16_13">wrong</text:span><text:span text:style-name="T16_14">.<text:s/></text:span><text:span text:style-name="T16_15">Center</text:span><text:span text:style-name="T16_16"><text:s/></text:span><text:span text:style-name="T16_17">of</text:span><text:span text:style-name="T16_18"><text:s/></text:span><text:span text:style-name="T16_19">mesh</text:span><text:span text:style-name="T16_20"><text:s/></text:span><text:span text:style-name="T16_21">is</text:span><text:span text:style-name="T16_22"><text:s/></text:span><text:span text:style-name="T16_23">not</text:span><text:span text:style-name="T16_24"><text:s/>100%<text:s/></text:span><text:span text:style-name="T16_25">accurate</text:span><text:span text:style-name="T16_26">.<text:s/></text:span><text:span text:style-name="T16_27">Anton</text:span><text:span text:style-name="T16_28"><text:s/></text:span><text:span text:style-name="T16_29">will</text:span><text:span text:style-name="T16_30"><text:s/></text:span><text:span text:style-name="T16_31">check</text:span><text:span text:style-name="T16_32"><text:s/></text:span><text:span text:style-name="T16_33">it</text:span><text:span text:style-name="T16_34"><text:s/></text:span><text:span text:style-name="T16_35">out</text:span><text:span text:style-name="T16_36">.</text:span></text:p>
      <text:p text:style-name="P17"><text:span text:style-name="T17_1">We</text:span><text:span text:style-name="T17_2"><text:s/></text:span><text:span text:style-name="T17_3">will</text:span><text:span text:style-name="T17_4"><text:s/></text:span><text:span text:style-name="T17_5">make</text:span><text:span text:style-name="T17_6"><text:s/></text:span><text:span text:style-name="T17_7">a</text:span><text:span text:style-name="T17_8"><text:s/></text:span><text:span text:style-name="T17_9">minimalistic</text:span><text:span text:style-name="T17_10"><text:s/></text:span><text:span text:style-name="T17_11">game</text:span><text:span text:style-name="T17_12">,<text:s/></text:span><text:span text:style-name="T17_13">only</text:span><text:span text:style-name="T17_14"><text:s/></text:span><text:span text:style-name="T17_15">implementing</text:span><text:span text:style-name="T17_16"><text:s/></text:span><text:span text:style-name="T17_17">the</text:span><text:span text:style-name="T17_18"><text:s/></text:span><text:span text:style-name="T17_19">use</text:span><text:span text:style-name="T17_20"><text:s/></text:span><text:span text:style-name="T17_21">cases</text:span><text:span text:style-name="T17_22"><text:s/></text:span><text:span text:style-name="T17_23">discussed</text:span><text:span text:style-name="T17_24"><text:s/></text:span><text:span text:style-name="T17_25">earlier</text:span><text:span text:style-name="T17_26"><text:s/></text:span><text:span text:style-name="T17_27">and</text:span><text:span text:style-name="T17_28"><text:s/></text:span><text:span text:style-name="T17_29">then</text:span><text:span text:style-name="T17_30"><text:s/></text:span><text:span text:style-name="T17_31">work</text:span><text:span text:style-name="T17_32"><text:s/></text:span><text:span text:style-name="T17_33">on</text:span><text:span text:style-name="T17_34"><text:s/></text:span><text:span text:style-name="T17_35">refactoring</text:span><text:span text:style-name="T17_36"><text:s/></text:span><text:span text:style-name="T17_37">and</text:span><text:span text:style-name="T17_38"><text:s/></text:span><text:span text:style-name="T17_39">implementing</text:span><text:span text:style-name="T17_40"><text:s/></text:span><text:span text:style-name="T17_41">tests</text:span><text:span text:style-name="T17_42">.</text:span></text:p>
      <text:p text:style-name="P18"><text:span text:style-name="T18_1">Outcomes</text:span><text:span text:style-name="T18_2"><text:s/></text:span><text:span text:style-name="T18_3">and</text:span><text:span text:style-name="T18_4"><text:s/></text:span><text:span text:style-name="T18_5">assignments</text:span><text:span text:style-name="T18_6"><text:s/>(5<text:s/></text:span><text:span text:style-name="T18_7">min</text:span><text:span text:style-name="T18_8">)</text:span></text:p>
      <text:p text:style-name="P19"><text:span text:style-name="T19_1">Anton</text:span><text:span text:style-name="T19_2"><text:s/></text:span><text:span text:style-name="T19_3">will</text:span><text:span text:style-name="T19_4"><text:s/></text:span><text:span text:style-name="T19_5">make</text:span><text:span text:style-name="T19_6"><text:s/></text:span><text:span text:style-name="T19_7">sure</text:span><text:span text:style-name="T19_8"><text:s/></text:span><text:span text:style-name="T19_9">SDD</text:span><text:span text:style-name="T19_10"><text:s/></text:span><text:span text:style-name="T19_11">is</text:span><text:span text:style-name="T19_12"><text:s/></text:span><text:span text:style-name="T19_13">written</text:span><text:span text:style-name="T19_14"><text:s/></text:span><text:span text:style-name="T19_15">until</text:span><text:span text:style-name="T19_16"><text:s/></text:span><text:span text:style-name="T19_17">thursday</text:span></text:p>
      <text:p text:style-name="P20"><text:span text:style-name="T20_1">Anton</text:span><text:span text:style-name="T20_2"><text:s/></text:span><text:span text:style-name="T20_3">will</text:span><text:span text:style-name="T20_4"><text:s/></text:span><text:span text:style-name="T20_5">look</text:span><text:span text:style-name="T20_6"><text:s/></text:span><text:span text:style-name="T20_7">on</text:span><text:span text:style-name="T20_8"><text:s/></text:span><text:span text:style-name="T20_9">the</text:span><text:span text:style-name="T20_10"><text:s/></text:span><text:span text:style-name="T20_11">issue</text:span><text:span text:style-name="T20_12"><text:s/></text:span><text:span text:style-name="T20_13">with</text:span><text:span text:style-name="T20_14"><text:s/></text:span><text:span text:style-name="T20_15">faulty</text:span><text:span text:style-name="T20_16"><text:s/></text:span><text:span text:style-name="T20_17">center</text:span><text:span text:style-name="T20_18"><text:s/></text:span><text:span text:style-name="T20_19">point</text:span><text:span text:style-name="T20_20"><text:s/></text:span><text:span text:style-name="T20_21">on</text:span><text:span text:style-name="T20_22"><text:s/></text:span><text:span text:style-name="T20_23">boats</text:span><text:span text:style-name="T20_24">.</text:span></text:p>
      <text:p text:style-name="P21"><text:span text:style-name="T21_1">Other</text:span><text:span text:style-name="T21_2"><text:s/></text:span><text:span text:style-name="T21_3">than</text:span><text:span text:style-name="T21_4"><text:s/></text:span><text:span text:style-name="T21_5">that</text:span><text:span text:style-name="T21_6"><text:s/></text:span><text:span text:style-name="T21_7">we</text:span><text:span text:style-name="T21_8"><text:s/></text:span><text:span text:style-name="T21_9">will</text:span><text:span text:style-name="T21_10"><text:s/></text:span><text:span text:style-name="T21_11">continue</text:span><text:span text:style-name="T21_12"><text:s/></text:span><text:span text:style-name="T21_13">working</text:span><text:span text:style-name="T21_14"><text:s/></text:span><text:span text:style-name="T21_15">with</text:span><text:span text:style-name="T21_16"><text:s/></text:span><text:span text:style-name="T21_17">the</text:span><text:span text:style-name="T21_18"><text:s/></text:span><text:span text:style-name="T21_19">branches</text:span><text:span text:style-name="T21_20"><text:s/></text:span><text:span text:style-name="T21_21">and</text:span><text:span text:style-name="T21_22"><text:s/></text:span><text:span text:style-name="T21_23">use</text:span><text:span text:style-name="T21_24">-</text:span><text:span text:style-name="T21_25">case</text:span><text:span text:style-name="T21_26"><text:s/></text:span><text:span text:style-name="T21_27">specified</text:span><text:span text:style-name="T21_28"><text:s/></text:span><text:span text:style-name="T21_29">to</text:span><text:span text:style-name="T21_30"><text:s/></text:span><text:span text:style-name="T21_31">each</text:span><text:span text:style-name="T21_32"><text:s/></text:span><text:span text:style-name="T21_33">person</text:span><text:span text:style-name="T21_34">.</text:span></text:p>
      <text:p text:style-name="P22"><text:span text:style-name="T22_1">Wrap</text:span><text:span text:style-name="T22_2"><text:s/></text:span><text:span text:style-name="T22_3">up</text:span></text:p>
      <text:p text:style-name="P23"><text:span text:style-name="T23_1">Next</text:span><text:span text:style-name="T23_2"><text:s/></text:span><text:span text:style-name="T23_3">meeting</text:span><text:span text:style-name="T23_4"><text:s/>:<text:s/>26/4<text:s/>10.30<text:s/></text:span><text:span text:style-name="T23_5">John</text:span><text:span text:style-name="T23_6"><text:s/></text:span><text:span text:style-name="T23_7">will</text:span><text:span text:style-name="T23_8"><text:s/></text:span><text:span text:style-name="T23_9">be</text:span><text:span text:style-name="T23_10"><text:s/></text:span><text:span text:style-name="T23_11">facilitator</text:span><text:span text:style-name="T23_12">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